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tos de los socios?</text:p>
      <text:p text:style-name="Standard">Nombre, apellidos, direccion, telefono, forma de pago(transferencia, efectivo, cheque), certificado donaciones IRPF(por si quiere declarar a hacienda), cantidad, frecuencia, email.</text:p>
      <text:p text:style-name="Standard">¿Criterio para ser beneficiario?</text:p>
      <text:p text:style-name="Standard">Criterio de los trabajadores sociales.</text:p>
      <text:p text:style-name="Standard"/>
      <text:p text:style-name="Standard">Transcripción minuto 0 a 33:</text:p>
      <text:p text:style-name="Standard">Para cada socio nosotros tenemos registrada su cuota periódica, por ejemplo, hay gente que es 100 € al mes, otros al trimestre, otros 100€ al semestre, otros que te hacen un pago al año, cada uno tiene su periodicidad y eso se almacena en su ficha, pero además en ese informe de retenciones que tenemos que sacar nosotros al año, por ejemplo en la 1ª semana de enero, tenemos que tener el extracto de cuantas aportaciones ha hecho esa persona en ese periodo de tiempo y luego a mano le hacemos un certificado. Lo que nosotros almacenamos es su importe periódico. <text:s/>No es lo mismo una transferencia todos los meses que un certificado todos los meses.</text:p>
      <text:p text:style-name="Standard">¿Es el socio el que elige la periodicidad?</text:p>
      <text:p text:style-name="Standard">Si, puede ser que un socio pague cada mes y al cabo del tiempo diga que paga cada 3 meses. Ya que es voluntario.</text:p>
      <text:p text:style-name="Standard">¿La aplicación movil tiene que ser tipo web?</text:p>
      <text:p text:style-name="Standard">Lo suyo es no tener que teclear una URL, instalarla y ya esta.</text:p>
      <text:p text:style-name="Standard">¿Para que tipo de movil?</text:p>
      <text:p text:style-name="Standard">Para todos.</text:p>
      <text:p text:style-name="Standard">¿La aplicación de ordenador se instala?</text:p>
      <text:p text:style-name="Standard">Claro. (No lo entiendo, Melero TROLL)</text:p>
      <text:p text:style-name="Standard">¿Que tipo de ayudas se ofrecen?</text:p>
      <text:p text:style-name="Standard">Dependiendo de la persona y la situacion, hay ayudas de alimentos, vales de alimentos por un importe. Otras veces alimentos donados. Tambien se dan ayudas de alquiler, ayudas para pagar facturas de luz, agua, gas no porque no suelen tener. A veces ayudas pagar libros del colegio, y pagar medicinas porque algunas son caras (por ej vacunas). Ayudas para procesos legales, porque no tienen recursos para defenderse. Hay muchos tipos de ayudas, porque hay algunas que son solo hablar, ir a su casa y echar una hora hablando con el.</text:p>
      <text:p text:style-name="Standard">¿Las ayudas no estan predefinidas?</text:p>
      <text:p text:style-name="Standard">Claro, puede ser un senegales que quiera renovarse el pasaporte. Esperamos que con la aplicación podamos crear una tipologia mas estandar.</text:p>
      <text:p text:style-name="Standard">No se saben cuales van a ser a priori</text:p>
      <text:p text:style-name="Standard">¿Los benficiarios cuando se inscriben...?</text:p>
      <text:p text:style-name="Standard">Los beneficiarios no se inscriben, la usamos nosotros en nuestra asociación y solo las personas autorizadas pueden acceder.</text:p>
      <text:p text:style-name="Standard">¿Los trabajadores de la ONG se encargan todos de hacer todo o estan separados por areas de actuación?</text:p>
      <text:p text:style-name="Standard">En principio esta separado, hay quien se encarga de la asistencia, la gestion economica, pero como somos voluntarios, hay dias que que alguien no va, y nos tenemos que encargar los demás.</text:p>
      <text:p text:style-name="Standard">La idea de la aplicación movil es que los socios puedan acceder a sus datos y modificarlos.</text:p>
      <text:p text:style-name="Standard">La aplicación normal es para el ordenador de la ONG.</text:p>
      <text:p text:style-name="Standard">¿De que ordenadores disponen?</text:p>
      <text:p text:style-name="Standard">De los que nos van dando (Melero TROLL again)</text:p>
      <text:p text:style-name="Standard">¿Las viviendas se clasifican en distintos grupos?</text:p>
      <text:p text:style-name="Standard">No, nosostros lo que ahora hacemos es rellenar, ayuda de alquiler, no se si te refieres a un adosado, un piso, una habitación. Eso está en la ficha del beneficiario que pone donde vive. Cada actuación nosotros anotamos información extra, si nosotros extendemos un cheque anotamos el tipo de cheque, numero de recibo, importe, fecha, etc.</text:p>
      <text:p text:style-name="Standard">¿Como se reciben las ayudas de alimentos de las empresas patrocinadoras?</text:p>
      <text:p text:style-name="Standard">Las donaciones tangibles nos las almacenamos de ninguna manera. Lo que entra no es importante, <text:soft-page-break/>lo importante es lo que sale. Pero lo que entra económico si es importante.</text:p>
      <text:p text:style-name="Standard">¿La aplicación movil puede pedir la baja?</text:p>
      <text:p text:style-name="Standard">Sí.</text:p>
      <text:p text:style-name="Standard">¿En caso de pedir la baja se borran los datos?</text:p>
      <text:p text:style-name="Standard">Eso lo decidimos nosotros (el grupo de trabajo).</text:p>
      <text:p text:style-name="Standard">A nivel de funcionamiento si podemos conservar los datos mejor, porque puede que la persona quiera darse de alta de nuevo, o saber la gente que se da de baja. Alguien puede exigir que se borren sus datos por leyes.</text:p>
      <text:p text:style-name="Standard">¿Las ofertas y demandas de empleo, el demandante tiene que dar todos sus datos?</text:p>
      <text:p text:style-name="Standard">Si, el demandante tiene que dar todos sus datos, porque hay gente que no puede demandar y no se puede poner de demandante de empleo, o trabaje pero necesite ayuda. Un demandante tiene que dar sus datos y nosotros estudiamos la situación.</text:p>
      <text:p text:style-name="Standard">¿La bolsa de empleo es publica o privada?</text:p>
      <text:p text:style-name="Standard">La gente de fuera no tiene acceso a la bolsa.</text:p>
      <text:p text:style-name="Standard">Un beneficiario no tiene acceso a la bolsa, nosotros (la ONG) nos ponemos en contacto con la persona que pensamos que mejor le puede venir el trabajo. Nosotros(la ONG) nos ponemos en contacto con la beneficiario, los empleadores se dirigen a la ONG, el personal de la ONG introduce el tipo de trabajo que el empleador pide, “nosotros metemos esa oferta, veremos los candidatos que hay lo apuntaremos y ya se pondran en contacto con ellos”. La eleccion del candidato se hace a mano.</text:p>
      <text:p text:style-name="Standard">¿Los beneficiarios se tienen que identificar en la aplicación?</text:p>
      <text:p text:style-name="Standard">Hombre, tienen que venir con su pasaporte, documento de extranjería o DNI (Melero Trolling time)</text:p>
      <text:p text:style-name="Standard">¿Para utilizar la aplicación es necesario saber quien lo esta usando?</text:p>
      <text:p text:style-name="Standard">Si, tenemos que saber quien hace cada cosa que se haga en las fichas, yo ahora mismo los documentos en papel se quien ha hecho cada anotacion por su tipo de letra. Pero con la aplicación tenemos que saber quien hace cada anotación, quien ha intervenido en cada actuación.</text:p>
      <text:p text:style-name="Standard">Profesor: El cliente no entiende de informatica.</text:p>
      <text:p text:style-name="Standard">Otro profesor: Preguntar cuantos usuarios son, quien va a utiloizar y saber quien utiliza en cada momento, nunca dar por supuesto que conocen la jerga informatica.</text:p>
      <text:p text:style-name="Standard">¿Diferencia entre socio, colaborador y empresa?</text:p>
      <text:p text:style-name="Standard">Un socio aporta periodicamente, un colaborador aporta de forma puntual, las empresas es un colaborador tambien, pero es una empresa.</text:p>
      <text:p text:style-name="Standard">¿Cuando una aportacion economica es periódica, son periodos constantes?</text:p>
      <text:p text:style-name="Standard">Si, si es mensual es cada mes, en caso de que un mes no se aporte esa cantidad, quedaría pendiente de pago para realizarla más adelante, mientras que el usuario no se dé de baja. Por ejemplo, hay gente que aunque tenga la forma de pago mensual, pero lo paga todo de una vez una vez al año(efectivo), hasta que no venga, lo tiene todo sin pagar.</text:p>
      <text:p text:style-name="Standard">¿Los periodos serian variables?</text:p>
      <text:p text:style-name="Standard">Si, cada persona es un mundo, y las cuotas tambien.</text:p>
      <text:p text:style-name="Standard">¿Los datos de los colaboradores y las empresas registran igual que los de los socios?</text:p>
      <text:p text:style-name="Standard">Nosotros lo que tenemos apuntado, tal dia, fulanito DNI X ha aportado tanta cantidad, tiene la misma protección de datos de un socio, puede decir que yo no quiero que aparezcan los datos en el fichero.</text:p>
      <text:p text:style-name="Standard">¿Los compañeros pueden ver lo que ha hecho usted o solo usted puede ver lo que han hecho los demas?</text:p>
      <text:p text:style-name="Standard">Si, por ejemplo, tener , usted vino la semana pasada y mi compañero le dio un cheque, asi que hoy no le voy a dar.</text:p>
      <text:p text:style-name="Standard">¿Existe algun tipo de documento en el que las personas se comprometen a hacer donaciones?</text:p>
      <text:p text:style-name="Standard">Si, nos dan todos sus datos personales, y lo que esta aportando. El que quiera donar algo, tiene que ir a la ONG y rellenar el documento, solo con el documento del banco no tenemos toda la información, pero tambien se pueden hacer donaciones anonimas.</text:p>
      <text:p text:style-name="Standard">¿A que se refiere con sacar listados periodicos de la acciones realizadas?</text:p>
      <text:p text:style-name="Standard"><text:soft-page-break/>A almacenar lo que realiza cada persona, en la ficha que os pasé pone, fecha, importe, actuacion, yo quiero ver en una persona lo que se le ha hecho o en esa familia.</text:p>
      <text:p text:style-name="Standard">¿El demandante de empleo hay que poner información de su curriculum?</text:p>
      <text:p text:style-name="Standard">Seria deseable almacenar su curriculum.</text:p>
      <text:p text:style-name="Standard">¿El socio puede cambiar su periodo?</text:p>
      <text:p text:style-name="Standard">Si, tanto desde la aplicación de movil como de la aplicación <text:s/>de la asociación.</text:p>
      <text:p text:style-name="Standard">¿Las donaciones pueden ser anonimas?</text:p>
      <text:p text:style-name="Standard">Ya lo hemos dicho antes que si.</text:p>
      <text:p text:style-name="Standard">Todo ingreso que no sepamos de quien es, es anonimo, y como la aplicación tiene que ayudar a sacar la contabilidad, pues tiene que aparecer en la aplicación. </text:p>
      <text:p text:style-name="Standard">¿Que gestion de la bolsa de trabajo se hace?</text:p>
      <text:p text:style-name="Standard">Se le pasa el curriculum a las empresas de las personas mas idoneas y ya ellos deciden, a la empresa se le pide las horas diarias, tipo de empleo.</text:p>
      <text:p text:style-name="Standard">Se podrian almacenar los trabajos por categorias, pero hay tantas categorias que es muy dificil.</text:p>
      <text:p text:style-name="Standard">Los idoneo es que se puedan ir creando las categorias sobre la marcha en el uso de la aplicación.</text:p>
      <text:p text:style-name="Standard">Puede ser que una oferta sea interno(vive donde trabaja) o externo.</text:p>
      <text:p text:style-name="Standard">¿Cuando se hace un ingreso en el banco se comprueban periodicamente si hay ingresos?</text:p>
      <text:p text:style-name="Standard">Si, ahora mismo hay un libro de ingresos y gastos. Si una persona no ha cobrado un cheque, se anota una incidencia, no se anula el que se dio, sino que se apunta que no lo cobro.</text:p>
      <text:p text:style-name="Standard">¿Aparte de dinero se puede donar algo mas?</text:p>
      <text:p text:style-name="Standard">Si, por ejemplo, se puede donar ropa, se da un vale para ropa, se anota, se ha dado un cupon de 3 pantalones y 2 camisas. Pero si alguien va a donar una bolsa de ropa, no se anota.</text:p>
      <text:p text:style-name="Standard">No se lleva un control de las donaciones materiales(las que no son dinero). Si se lleva registro de las ayudas materiales, se registra que se ha dado <text:s/>un balon de futbol, pero como ha llegado a la ONG no se sabe.</text:p>
      <text:p text:style-name="Standard">Lo que se quiere es hacer un reparto equitativo de los recursos, no darle a una persona 10 ayudas y a otra ninguna.</text:p>
      <text:p text:style-name="Standard">La ONG hace una ayuda subjetiva, los vales de comida si tienen una valoración economica porque luego se va al supermercado a pagarle. Se anota para que si se le da algo a alquien , luego no lo vuelvan a pedir. Hay gente que intenta pedir todas las semanas pantalones, lo que quiero es que la aplicación muestre que se le ha ayudado con ese recurso en otra semana o que esa persona ha venido y se le ha dicho, ven otro dia que no tengo tiempo de atenderte, entonces se apunta en el ordenador, “ha venido y no se le ha podido ayudar y se le ha dicho que venga la semana que viene”.</text:p>
      <text:p text:style-name="Standard"/>
      <text:p text:style-name="Standard">El trabajador social anota lo que va a dar, se levanta, va al almacen y coje lo que va a dar.</text:p>
      <text:p text:style-name="Standard"/>
      <text:p text:style-name="Standard">¿De que forma se controla que una persona de la misma familia pida un recurso y luego venga alguien de la familia y vuelva a pedir?</text:p>
      <text:p text:style-name="Standard">En la ficha pone situación familiar. Si una persona no aparece como beneficiario sera un familiar. Para abrir ficha tambien se pide un certificado de empadronamiento. Se ha dado el caso de que llega el marido de …, pidiendo el cheque de alimentos y luego en la ficha pone que la esposa vino y ya se llevo el vale, y pone una anotacion en rojo “Se acaba de separar”, y por eso es una situación familiar distinta.</text:p>
      <text:p text:style-name="Standard"/>
      <text:p text:style-name="Standard">¿Requisitos para ser beneficiario, puede ser que este en la calle sin DNI ni certificado de empadronamiento?</text:p>
      <text:p text:style-name="Standard">Hay veces que sea un piso patera y el ayuntamiento no deja empadronar mas de 8 personas en el mismo piso, entonces se le da de alta, hacemos un poco la vista gorda hasta que se normalice la situación, si despues de X meses no se normaliza se da de baja, o hacemos una visita y comprobamos que realmente vive alli, entonces a efectos practicos es como si nos hubiese entregado el certificado de empadronamiento.</text:p>
      <text:p text:style-name="Standard"/>
      <text:p text:style-name="Standard"><text:soft-page-break/>¿Qué tipo de comunicación hay entre la ONG y sus socios o beneficiarios?</text:p>
      <text:p text:style-name="Standard"><text:s/>Se le llama por teléfono</text:p>
      <text:p text:style-name="Standard"/>
      <text:p text:style-name="Standard">¿Qué tipo de gestión de la contabilidad se hace?</text:p>
      <text:p text:style-name="Standard"><text:s/>Se hace una gestión de ingresos y gastos. (TIPO ACTUACIÓN, FECHA, BENEFICIARIO, IMPORTE)</text:p>
      <text:p text:style-name="Standard"/>
      <text:p text:style-name="Standard">¿A que se refieren con los "trastos"?</text:p>
      <text:p text:style-name="Standard"><text:s/>Pues a material que necesita la ONG, como discos duros para el ordenador por ejemplo.</text:p>
      <text:p text:style-name="Standard"/>
      <text:p text:style-name="Standard"/>
      <text:p text:style-name="Standard">La aplicación móvil será muy sencilla, el usuario será el socio y servirá para modificar sus datos. Guardará la información de forma local al móvil y enviará ésta a la base de datos de la ONG en cuanto pueda. Se puede hacer en cualquier plataforma.</text:p>
      <text:p text:style-name="Standard"><text: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5T17:31:43.38</meta:creation-date>
    <meta:document-statistic meta:table-count="0" meta:image-count="0" meta:object-count="0" meta:page-count="4" meta:paragraph-count="93" meta:word-count="1990" meta:character-count="11128" meta:non-whitespace-character-count="9222"/>
    <dc:date>2012-03-05T18:40:11.80</dc:date>
    <meta:editing-duration>PT3M56S</meta:editing-duration>
    <meta:editing-cycles>1</meta:editing-cycles>
    <meta:generator>LibreOffice/3.4$Win32 LibreOffice_project/340m1$Build-402</meta:generator>
  </office:meta>
</office:document-meta>
</file>